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dash" draw:stroke-dash="Fine_20_Dott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5.785cm" svg:height="0.962cm" svg:x="1.524cm" svg:y="1.756cm">
          <draw:text-box>
            <text:p text:style-name="P1"><text:span text:style-name="T1">Signup / login form</text:span></text:p>
          </draw:text-box>
        </draw:frame>
        <draw:frame draw:style-name="gr1" draw:text-style-name="P3" draw:layer="layout" svg:width="7.83cm" svg:height="2.384cm" svg:x="1.619cm" svg:y="3.026cm">
          <draw:text-box>
            <text:p>User enters valid email &amp;</text:p>
            <text:p>The same password twice</text:p>
            <text:p>and clicks submit</text:p>
          </draw:text-box>
        </draw:frame>
        <draw:frame draw:style-name="gr1" draw:text-style-name="P3" draw:layer="layout" svg:width="9.062cm" svg:height="2.384cm" svg:x="1.778cm" svg:y="6.166cm">
          <draw:text-box>
            <text:p>User enters valid email but no/</text:p>
            <text:p>Only one / mismatched</text:p>
            <text:p>Passwords and submits</text:p>
          </draw:text-box>
        </draw:frame>
        <draw:frame draw:style-name="gr1" draw:text-style-name="P3" draw:layer="layout" svg:width="7.326cm" svg:height="1.673cm" svg:x="1.818cm" svg:y="9.406cm">
          <draw:text-box>
            <text:p>User enters email that’s </text:p>
            <text:p>Already taken.</text:p>
          </draw:text-box>
        </draw:frame>
        <draw:line draw:style-name="gr2" draw:text-style-name="P4" draw:layer="layout" svg:x1="2.032cm" svg:y1="5.758cm" svg:x2="9.398cm" svg:y2="5.758cm">
          <text:p/>
        </draw:line>
        <draw:line draw:style-name="gr2" draw:text-style-name="P4" draw:layer="layout" svg:x1="1.949cm" svg:y1="8.958cm" svg:x2="9.315cm" svg:y2="8.958cm">
          <text:p/>
        </draw:line>
        <draw:line draw:style-name="gr3" draw:text-style-name="P4" draw:layer="layout" svg:x1="11.176cm" svg:y1="3.81cm" svg:x2="15.494cm" svg:y2="3.81cm">
          <text:p/>
        </draw:line>
        <draw:line draw:style-name="gr3" draw:text-style-name="P4" draw:layer="layout" svg:x1="11.43cm" svg:y1="6.95cm" svg:x2="16.002cm" svg:y2="6.95cm">
          <text:p/>
        </draw:line>
        <draw:line draw:style-name="gr3" draw:text-style-name="P4" draw:layer="layout" svg:x1="11.43cm" svg:y1="10.19cm" svg:x2="16.256cm" svg:y2="10.19cm">
          <text:p/>
        </draw:line>
        <draw:frame draw:style-name="gr1" draw:text-style-name="P6" draw:layer="layout" svg:width="6.039cm" svg:height="0.962cm" svg:x="16.61cm" svg:y="3.21cm">
          <draw:text-box>
            <text:p text:style-name="P5"><text:span text:style-name="T2">Whisky list screen</text:span></text:p>
          </draw:text-box>
        </draw:frame>
        <draw:frame draw:style-name="gr1" draw:text-style-name="P3" draw:layer="layout" svg:width="10.23cm" svg:height="2.384cm" svg:x="16.764cm" svg:y="6.188cm">
          <draw:text-box>
            <text:p>Error message appears to supply</text:p>
            <text:p>Password, both passwords, or that</text:p>
            <text:p>Passwords must match</text:p>
          </draw:text-box>
        </draw:frame>
        <draw:frame draw:style-name="gr1" draw:text-style-name="P3" draw:layer="layout" svg:width="9.591cm" svg:height="2.384cm" svg:x="17.018cm" svg:y="9.336cm">
          <draw:text-box>
            <text:p>Message that email is taken and</text:p>
            <text:p>Prompt to login rather than</text:p>
            <text:p>Signing up</text:p>
          </draw:text-box>
        </draw:frame>
        <draw:frame draw:style-name="gr1" draw:text-style-name="P3" draw:layer="layout" svg:width="7.559cm" svg:height="1.673cm" svg:x="2.032cm" svg:y="11.976cm">
          <draw:text-box>
            <text:p>User clicks the “login”</text:p>
            <text:p>Tab at the top of the form</text:p>
          </draw:text-box>
        </draw:frame>
        <draw:line draw:style-name="gr3" draw:text-style-name="P4" draw:layer="layout" svg:x1="10.668cm" svg:y1="13.246cm" svg:x2="16.51cm" svg:y2="13.246cm">
          <text:p/>
        </draw:line>
        <draw:frame draw:style-name="gr1" draw:text-style-name="P3" draw:layer="layout" svg:width="8.291cm" svg:height="0.962cm" svg:x="17.272cm" svg:y="12.684cm">
          <draw:text-box>
            <text:p>Form switches to login style</text:p>
          </draw:text-box>
        </draw:frame>
        <draw:line draw:style-name="gr2" draw:text-style-name="P4" draw:layer="layout" svg:x1="2.066cm" svg:y1="14.158cm" svg:x2="9.432cm" svg:y2="14.158cm">
          <text:p/>
        </draw:line>
        <draw:line draw:style-name="gr2" draw:text-style-name="P4" draw:layer="layout" svg:x1="1.983cm" svg:y1="11.558cm" svg:x2="9.349cm" svg:y2="11.558cm">
          <text:p/>
        </draw:line>
        <draw:frame draw:style-name="gr1" draw:text-style-name="P3" draw:layer="layout" svg:width="8.706cm" svg:height="1.673cm" svg:x="2.032cm" svg:y="14.732cm">
          <draw:text-box>
            <text:p>User enters valid login</text:p>
            <text:p>Credentials and clicks submit</text:p>
          </draw:text-box>
        </draw:frame>
        <draw:line draw:style-name="gr3" draw:text-style-name="P4" draw:layer="layout" svg:x1="11.176cm" svg:y1="16.002cm" svg:x2="16.764cm" svg:y2="16.002cm">
          <text:p/>
        </draw:line>
        <draw:frame draw:style-name="gr1" draw:text-style-name="P6" draw:layer="layout" svg:width="6.039cm" svg:height="0.962cm" svg:x="17.78cm" svg:y="15.24cm">
          <draw:text-box>
            <text:p text:style-name="P5"><text:span text:style-name="T2">Whisky list screen</text:span></text:p>
          </draw:text-box>
        </draw:frame>
        <draw:line draw:style-name="gr2" draw:text-style-name="P4" draw:layer="layout" svg:x1="2.283cm" svg:y1="17.158cm" svg:x2="9.649cm" svg:y2="17.158cm">
          <text:p/>
        </draw:line>
        <draw:frame draw:style-name="gr1" draw:text-style-name="P3" draw:layer="layout" svg:width="7.258cm" svg:height="1.673cm" svg:x="2.286cm" svg:y="17.78cm">
          <draw:text-box>
            <text:p>User enters invalid login</text:p>
            <text:p>credentials</text:p>
          </draw:text-box>
        </draw:frame>
        <draw:line draw:style-name="gr3" draw:text-style-name="P4" draw:layer="layout" svg:x1="11.43cm" svg:y1="18.288cm" svg:x2="16.764cm" svg:y2="18.288cm">
          <text:p/>
        </draw:line>
        <draw:frame draw:style-name="gr1" draw:text-style-name="P3" draw:layer="layout" svg:width="9.9cm" svg:height="1.673cm" svg:x="17.526cm" svg:y="17.272cm">
          <draw:text-box>
            <text:p>Error message stating invalid</text:p>
            <text:p>Username/password combination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5.578cm" svg:height="0.962cm" svg:x="0.987cm" svg:y="1.435cm">
          <draw:text-box>
            <text:p text:style-name="P1"><text:span text:style-name="T1">Whisky list screen</text:span></text:p>
          </draw:text-box>
        </draw:frame>
        <draw:frame draw:style-name="gr1" draw:text-style-name="P3" draw:layer="layout" svg:width="7.512cm" svg:height="1.673cm" svg:x="1.082cm" svg:y="2.705cm">
          <draw:text-box>
            <text:p>User clicks the Add New </text:p>
            <text:p>button</text:p>
          </draw:text-box>
        </draw:frame>
        <draw:frame draw:style-name="gr1" draw:text-style-name="P3" draw:layer="layout" svg:width="9.134cm" svg:height="1.673cm" svg:x="1.241cm" svg:y="5.445cm">
          <draw:text-box>
            <text:p>User clicks one of the whiskies</text:p>
            <text:p>In the list</text:p>
          </draw:text-box>
        </draw:frame>
        <draw:frame draw:style-name="gr1" draw:text-style-name="P3" draw:layer="layout" svg:width="8.109cm" svg:height="1.673cm" svg:x="1.281cm" svg:y="8.085cm">
          <draw:text-box>
            <text:p>User clicks a row header in</text:p>
            <text:p>The list</text:p>
          </draw:text-box>
        </draw:frame>
        <draw:line draw:style-name="gr2" draw:text-style-name="P4" draw:layer="layout" svg:x1="1.495cm" svg:y1="5.037cm" svg:x2="8.861cm" svg:y2="5.037cm">
          <text:p/>
        </draw:line>
        <draw:line draw:style-name="gr2" draw:text-style-name="P4" draw:layer="layout" svg:x1="1.412cm" svg:y1="7.637cm" svg:x2="8.778cm" svg:y2="7.637cm">
          <text:p/>
        </draw:line>
        <draw:line draw:style-name="gr3" draw:text-style-name="P4" draw:layer="layout" svg:x1="10.639cm" svg:y1="3.489cm" svg:x2="14.957cm" svg:y2="3.489cm">
          <text:p/>
        </draw:line>
        <draw:line draw:style-name="gr3" draw:text-style-name="P4" draw:layer="layout" svg:x1="10.893cm" svg:y1="6.229cm" svg:x2="15.465cm" svg:y2="6.229cm">
          <text:p/>
        </draw:line>
        <draw:line draw:style-name="gr3" draw:text-style-name="P4" draw:layer="layout" svg:x1="10.893cm" svg:y1="8.869cm" svg:x2="15.719cm" svg:y2="8.869cm">
          <text:p/>
        </draw:line>
        <draw:frame draw:style-name="gr1" draw:text-style-name="P6" draw:layer="layout" svg:width="6.251cm" svg:height="0.962cm" svg:x="16.073cm" svg:y="2.889cm">
          <draw:text-box>
            <text:p text:style-name="P5"><text:span text:style-name="T2">Add whisky screen</text:span></text:p>
          </draw:text-box>
        </draw:frame>
        <draw:frame draw:style-name="gr1" draw:text-style-name="P6" draw:layer="layout" svg:width="6.78cm" svg:height="0.962cm" svg:x="16.227cm" svg:y="5.467cm">
          <draw:text-box>
            <text:p text:style-name="P5"><text:span text:style-name="T2">Whisky detail screen</text:span></text:p>
          </draw:text-box>
        </draw:frame>
        <draw:frame draw:style-name="gr1" draw:text-style-name="P3" draw:layer="layout" svg:width="10.154cm" svg:height="2.384cm" svg:x="16.481cm" svg:y="8.015cm">
          <draw:text-box>
            <text:p>List is reorganized by that criterion</text:p>
            <text:p>(name, type, rating, cost)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6.314cm" svg:height="0.962cm" svg:x="1.281cm" svg:y="1.353cm">
          <draw:text-box>
            <text:p text:style-name="P1"><text:span text:style-name="T1">Whisky detail screen</text:span></text:p>
          </draw:text-box>
        </draw:frame>
        <draw:frame draw:style-name="gr1" draw:text-style-name="P3" draw:layer="layout" svg:width="8.152cm" svg:height="0.962cm" svg:x="1.376cm" svg:y="2.623cm">
          <draw:text-box>
            <text:p>User clicks the Back button</text:p>
          </draw:text-box>
        </draw:frame>
        <draw:frame draw:style-name="gr1" draw:text-style-name="P3" draw:layer="layout" svg:width="7.834cm" svg:height="0.962cm" svg:x="1.535cm" svg:y="4.563cm">
          <draw:text-box>
            <text:p>User clicks the Edit button</text:p>
          </draw:text-box>
        </draw:frame>
        <draw:line draw:style-name="gr2" draw:text-style-name="P4" draw:layer="layout" svg:x1="1.789cm" svg:y1="4.155cm" svg:x2="9.155cm" svg:y2="4.155cm">
          <text:p/>
        </draw:line>
        <draw:line draw:style-name="gr3" draw:text-style-name="P4" draw:layer="layout" svg:x1="10.933cm" svg:y1="3.407cm" svg:x2="15.251cm" svg:y2="3.407cm">
          <text:p/>
        </draw:line>
        <draw:line draw:style-name="gr3" draw:text-style-name="P4" draw:layer="layout" svg:x1="11.187cm" svg:y1="5.347cm" svg:x2="15.759cm" svg:y2="5.347cm">
          <text:p/>
        </draw:line>
        <draw:frame draw:style-name="gr1" draw:text-style-name="P6" draw:layer="layout" svg:width="6.039cm" svg:height="0.962cm" svg:x="16.367cm" svg:y="2.807cm">
          <draw:text-box>
            <text:p text:style-name="P5"><text:span text:style-name="T2">Whisky list screen</text:span></text:p>
          </draw:text-box>
        </draw:frame>
        <draw:frame draw:style-name="gr1" draw:text-style-name="P6" draw:layer="layout" svg:width="10.065cm" svg:height="1.673cm" svg:x="16.521cm" svg:y="4.585cm">
          <draw:text-box>
            <text:p text:style-name="P5"><text:span text:style-name="T2">Add whisky screen with current</text:span></text:p>
            <text:p text:style-name="P5"><text:span text:style-name="T2">Details filled in</text:span></text:p>
          </draw:text-box>
        </draw:frame>
        <draw:frame draw:style-name="gr1" draw:text-style-name="P3" draw:layer="layout" svg:width="8.571cm" svg:height="0.962cm" svg:x="1.404cm" svg:y="6.641cm">
          <draw:text-box>
            <text:p>User clicks the Delete button</text:p>
          </draw:text-box>
        </draw:frame>
        <draw:line draw:style-name="gr2" draw:text-style-name="P4" draw:layer="layout" svg:x1="1.658cm" svg:y1="6.233cm" svg:x2="9.024cm" svg:y2="6.233cm">
          <text:p/>
        </draw:line>
        <draw:line draw:style-name="gr3" draw:text-style-name="P4" draw:layer="layout" svg:x1="11.056cm" svg:y1="7.425cm" svg:x2="15.628cm" svg:y2="7.425cm">
          <text:p/>
        </draw:line>
        <draw:frame draw:style-name="gr1" draw:text-style-name="P9" draw:layer="layout" svg:width="10.514cm" svg:height="3.095cm" svg:x="16.39cm" svg:y="6.663cm">
          <draw:text-box>
            <text:p text:style-name="P8"><text:span text:style-name="T3">Dialog asks if the user is sure they</text:span></text:p>
            <text:p text:style-name="P8"><text:span text:style-name="T3">Would like to delete. If “yes” it is</text:span></text:p>
            <text:p text:style-name="P8"><text:span text:style-name="T3">Removed from the database. If “no”</text:span></text:p>
            <text:p text:style-name="P8"><text:span text:style-name="T3">The dialog closes with no action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5.785cm" svg:height="0.962cm" svg:x="0.887cm" svg:y="1.335cm">
          <draw:text-box>
            <text:p text:style-name="P1"><text:span text:style-name="T1">Add whisky screen</text:span></text:p>
          </draw:text-box>
        </draw:frame>
        <draw:frame draw:style-name="gr1" draw:text-style-name="P3" draw:layer="layout" svg:width="9.091cm" svg:height="1.673cm" svg:x="0.982cm" svg:y="2.605cm">
          <draw:text-box>
            <text:p>User enters all required details</text:p>
            <text:p>And clicks Save</text:p>
          </draw:text-box>
        </draw:frame>
        <draw:frame draw:style-name="gr1" draw:text-style-name="P3" draw:layer="layout" svg:width="9.312cm" svg:height="1.673cm" svg:x="1.141cm" svg:y="5.745cm">
          <draw:text-box>
            <text:p>User forgets to enter a required</text:p>
            <text:p>Detail and clicks Save</text:p>
          </draw:text-box>
        </draw:frame>
        <draw:line draw:style-name="gr2" draw:text-style-name="P4" draw:layer="layout" svg:x1="1.395cm" svg:y1="5.337cm" svg:x2="8.761cm" svg:y2="5.337cm">
          <text:p/>
        </draw:line>
        <draw:line draw:style-name="gr3" draw:text-style-name="P4" draw:layer="layout" svg:x1="10.539cm" svg:y1="3.389cm" svg:x2="14.857cm" svg:y2="3.389cm">
          <text:p/>
        </draw:line>
        <draw:line draw:style-name="gr3" draw:text-style-name="P4" draw:layer="layout" svg:x1="10.793cm" svg:y1="6.529cm" svg:x2="15.365cm" svg:y2="6.529cm">
          <text:p/>
        </draw:line>
        <draw:frame draw:style-name="gr1" draw:text-style-name="P6" draw:layer="layout" svg:width="6.039cm" svg:height="0.962cm" svg:x="15.973cm" svg:y="2.789cm">
          <draw:text-box>
            <text:p text:style-name="P5"><text:span text:style-name="T2">Whisky list screen</text:span></text:p>
          </draw:text-box>
        </draw:frame>
        <draw:frame draw:style-name="gr1" draw:text-style-name="P3" draw:layer="layout" svg:width="9.837cm" svg:height="1.673cm" svg:x="16.127cm" svg:y="5.767cm">
          <draw:text-box>
            <text:p>Error message appears to supply</text:p>
            <text:p>All required details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3T21:01:52.389899349</meta:creation-date>
    <dc:date>2016-09-03T21:32:05.723009801</dc:date>
    <meta:editing-duration>PT19M47S</meta:editing-duration>
    <meta:editing-cycles>5</meta:editing-cycles>
    <meta:generator>LibreOffice/5.1.2.2$Linux_X86_64 LibreOffice_project/10m0$Build-2</meta:generator>
    <meta:document-statistic meta:object-count="85"/>
  </office:meta>
</office:document-meta>
</file>